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Andale Mono" svg:font-family="'Andale Mono'"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bold" style:font-weight-asian="bold" style:font-weight-complex="bold"/>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bold" style:font-size-asian="14pt" style:font-weight-asian="bold" style:font-size-complex="14pt" style:font-weight-complex="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bold" style:font-weight-asian="bold" style:font-weight-complex="bold"/>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font-weight-asian="normal" style:font-weight-complex="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style:font-name="Andale Mono" fo:font-size="14pt" fo:letter-spacing="normal" fo:font-style="normal" fo:font-weight="normal"/>
    </style:style>
    <style:style style:name="P12" style:family="paragraph" style:parent-style-name="Text_20_body">
      <style:paragraph-properties fo:margin-left="0in" fo:margin-right="0in" fo:orphans="2" fo:widows="2" fo:text-indent="0in" style:auto-text-indent="false"/>
    </style:style>
    <style:style style:name="P13" style:family="paragraph" style:parent-style-name="Heading_20_2">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14" style:family="paragraph" style:parent-style-name="Heading_20_3">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15" style:family="paragraph" style:parent-style-name="Text_20_body">
      <style:text-properties fo:font-variant="normal" fo:text-transform="none" fo:color="#000000" style:font-name="Times New Roman1" fo:font-size="14pt" fo:letter-spacing="normal" fo:font-style="normal" style:font-size-asian="12.25pt" style:font-size-complex="14pt"/>
    </style:style>
    <style:style style:name="P16" style:family="paragraph" style:parent-style-name="Heading_20_1">
      <style:text-properties fo:font-variant="normal" fo:text-transform="none" fo:color="#000000" style:font-name="Times New Roman1" fo:letter-spacing="normal" fo:font-style="normal"/>
    </style:style>
    <style:style style:name="P17"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font-weight-asian="normal" style:font-weight-complex="normal"/>
    </style:style>
    <style:style style:name="P18"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font-size-asian="14pt" style:font-weight-asian="normal" style:font-size-complex="14pt" style:font-weight-complex="normal"/>
    </style:style>
    <style:style style:name="P20"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bold" style:font-size-asian="14pt" style:font-weight-asian="bold" style:font-size-complex="14pt" style:font-weight-complex="bold"/>
    </style:style>
    <style:style style:name="P21"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2"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3" style:family="paragraph" style:parent-style-name="Header">
      <style:paragraph-properties fo:text-align="end"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1" fo:font-size="10pt" fo:letter-spacing="normal" fo:font-style="normal" fo:font-weight="normal"/>
    </style:style>
    <style:style style:name="T4" style:family="text">
      <style:text-properties fo:font-variant="normal" fo:text-transform="none" fo:color="#000000" style:font-name="Times New Roman1"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6"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7" style:family="text">
      <style:text-properties style:font-name="Times New Roman1" fo:font-size="14pt"/>
    </style:style>
    <style:style style:name="T8" style:family="text">
      <style:text-properties style:font-name="Times New Roman1" fo:font-size="14pt" fo:font-weight="bold"/>
    </style:style>
    <style:style style:name="T9" style:family="text">
      <style:text-properties style:font-name="Times New Roman1" fo:font-size="14pt" style:font-weight-asian="normal" style:font-weight-complex="normal"/>
    </style:style>
    <style:style style:name="T10" style:family="text">
      <style:text-properties style:font-name="Times New Roman1" fo:font-size="14pt" fo:font-weight="normal" style:font-size-asian="14pt" style:font-weight-asian="normal" style:font-size-complex="14pt" style:font-weight-complex="normal"/>
    </style:style>
    <style:style style:name="T11" style:family="text">
      <style:text-properties style:font-weight-asian="normal" style:font-weight-complex="normal"/>
    </style:style>
    <style:style style:name="T12" style:family="text">
      <style:text-properties style:font-name="Times New Roman" fo:font-size="14pt" fo:font-weight="normal" style:font-size-asian="14pt" style:font-weight-asian="normal" style:font-size-complex="14pt" style:font-weight-complex="normal"/>
    </style:style>
    <style:style style:name="T13" style:family="text">
      <style:text-properties style:font-name="Times New Roman" fo:font-size="14pt" style:font-size-asian="14pt" style:font-size-complex="14pt"/>
    </style:style>
    <style:style style:name="T14" style:family="text">
      <style:text-properties style:font-name="Times New Roman" fo:font-size="14pt" fo:font-weight="bold" style:font-size-asian="14pt" style:font-weight-asian="bold" style:font-size-complex="14pt" style:font-weight-complex="bold"/>
    </style:style>
    <style:style style:name="T15" style:family="text">
      <style:text-properties fo:font-size="14pt" fo:font-weight="normal" style:font-weight-asian="normal" style:font-weight-complex="normal"/>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bold" style:font-size-asian="14pt" style:font-size-complex="14pt"/>
    </style:style>
    <style:style style:name="T18" style:family="text">
      <style:text-properties fo:font-size="14pt" fo:font-weight="bold" style:font-weight-asian="bold" style:font-weight-complex="bold"/>
    </style:style>
    <style:style style:name="T19" style:family="text">
      <style:text-properties fo:font-size="14pt" style:font-size-asian="14pt" style:font-size-complex="14pt"/>
    </style:style>
    <style:style style:name="T20" style:family="text">
      <style:text-properties fo:font-style="italic" style:font-style-asian="italic" style:font-style-complex="italic"/>
    </style:style>
    <style:style style:name="T21"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ensy_sPWM Reference</text:h>
      <text:p text:style-name="P15">Version 0.1 (release date TBD)</text:p>
      <text:h text:style-name="P13" text:outline-level="2">Overview</text:h>
      <text:p text:style-name="P1">This is a library for emulating pulse-width modulation on Teensy 2.0 and similar devices.</text:p>
      <text:h text:style-name="P13" text:outline-level="2">How to use</text:h>
      <text:p text:style-name="P1">Using this library requires including <text:span text:style-name="T20">Teensy_sPWM.h </text:span><text:span text:style-name="T21">in your source file(s). </text:span>Before doing anything else, you must call <text:span text:style-name="T1">PWM_init(int Hz)</text:span>, specifying a value for <text:span text:style-name="T1">Hz</text:span>. This will set up the library and all necessary subsystems, with pulse-width set by the frequency you specify in <text:span text:style-name="T1">Hz</text:span>.</text:p>
      <text:p text:style-name="P1">You must have a program loop, in which <text:span text:style-name="T1">PWM_loop()</text:span> must be called regularly to generate the pulses. It should be called as often as possible, such as in an idle loop.</text:p>
      <text:h text:style-name="P13" text:outline-level="2">Functions</text:h>
      <text:h text:style-name="P14" text:outline-level="3">int PWM_init(unsigned int Hz, char options)</text:h>
      <text:p text:style-name="P1">Initializes Arduino library so functions like <text:span text:style-name="T1">millis()</text:span> and <text:span text:style-name="T1">micros()</text:span> can be used. Initializes variables that associate pin letters and numbers with their respective internal representations. Sets all pins to 0% PWM. Sets the pulse width to the corresponding length as specified by the <text:span text:style-name="T1">Hz</text:span> parameter. The parameter <text:span text:style-name="T2">options</text:span><text:span text:style-name="T11"> is used to set various internal operating modes. Valid options are:</text:span></text:p>
      <text:p text:style-name="P6"><text:span text:style-name="T18">MAKE_UP_LOST_TIME</text:span><text:span text:style-name="T15"> – When enabled the system will attempt to make up for delays to power a pin from the last cycle during the next one, and will subtract excess time spent in a previous powered cycle from the next one.</text:span></text:p>
      <text:p text:style-name="P17"/>
      <text:p text:style-name="P3">void PWM_loop(void)</text:p>
      <text:p text:style-name="P1">This function is responsible for updating pin statuses and pulse regulation. It should be called very often, ideally from a loop that runs infinitely (unless you wish to disable PWM).</text:p>
      <text:p text:style-name="P1"/>
      <text:p text:style-name="P3">int set_pin_PWM(char port, char pin, uint8_t pwmPercent)</text:p>
      <text:p text:style-name="P7"><text:soft-page-break/><text:span text:style-name="T7">Sets the PWM level for a given pin. </text:span><text:span text:style-name="T8">port</text:span><text:span text:style-name="T7"> should be a letter between A and F representing the port letters on the Teensy. </text:span><text:span text:style-name="T8">pin</text:span><text:span text:style-name="T7"> should be an integer between 0 and 7 </text:span><text:span text:style-name="T7">representing the respective pin number on a given port. </text:span><text:span text:style-name="T8">pwmPercent</text:span><text:span text:style-name="T7"> is the level of PWM and should be an integer between 0 and 100. This function returns </text:span><text:span text:style-name="T9">1 on success and 0 on failure. The</text:span><text:span text:style-name="T7"> following line would set pin B3 to PWM level of 75 percent:</text:span></text:p>
      <text:p text:style-name="P10">set_pin_PWM('B', 3, 75);</text:p>
      <text:p text:style-name="P9"/>
      <text:p text:style-name="P9">int set_pin_PWM_normalized(char port, char pin, float normPwm)</text:p>
      <text:p text:style-name="P8"><text:span text:style-name="T12">This function is identical to set_pin_PWM, except for the parameter </text:span><text:span text:style-name="T14">normPwm</text:span><text:span text:style-name="T12">. You can pass a floating point value from 0.0 to 1.0 in </text:span><text:span text:style-name="T14">normPwm</text:span><text:span text:style-name="T12">, representing values from 0 to 100 percent. </text:span><text:span text:style-name="T10">This function returns 1 on success and 0 on failure.</text:span></text:p>
      <text:p text:style-name="P19"/>
      <text:p text:style-name="P3">int set_abstract_pin_PWM(uint8_t pin, uint8_t pwmPercent)</text:p>
      <text:p text:style-name="P7"><text:span text:style-name="T7">Sets the PWM level for a given abstractly numbered pin. </text:span><text:span text:style-name="T8">pin</text:span><text:span text:style-name="T7"> should be an integer between 0 and the number of pins on your given device, representing the respective pin number of this functions numbering convention (0 starts at upper left and goes down, continues at bottom right upwards, and then inward to the left. TODO: link or include a diagram showing pin numbering for different devices). </text:span><text:span text:style-name="T8">pwmPercent</text:span><text:span text:style-name="T7"> is the level of PWM and should be an integer between 0 and 100. This function returns </text:span><text:span text:style-name="T9">1 on success and 0 on failure.</text:span><text:span text:style-name="T7"> The following line would set pin B7 to PWM level of 75 percent, as pin B7 is abstract pin number 4:</text:span></text:p>
      <text:p text:style-name="P11">set_abstract_pin_PWM(4, 75);</text:p>
      <text:p text:style-name="P2"/>
      <text:p text:style-name="P2">int set_abstract_pin_PWM_normalized(uint8_t pin, float normPwm)</text:p>
      <text:p text:style-name="P4"><text:span text:style-name="T15">This function is the same as set_abstract_pin_PWM, </text:span><text:span text:style-name="T12">except for the parameter </text:span><text:span text:style-name="T13">normPwm</text:span><text:span text:style-name="T12">. You can pass a floating point value from 0.0 to 1.0 in </text:span><text:span text:style-name="T13">normPwm</text:span><text:span text:style-name="T12">, representing values from 0 to 100 percent. </text:span><text:span text:style-name="T16">This function returns 1 on success and 0 on failure.</text:span></text:p>
      <text:p text:style-name="P19"/>
      <text:p text:style-name="P9">int set_all_abstract_pins_PWM(uint8_t pwmPercent)</text:p>
      <text:p text:style-name="P5"><text:span text:style-name="T13">Sets all pins to the PWM percentage passed in </text:span><text:span text:style-name="T14">pwmPercent</text:span><text:span text:style-name="T13">. </text:span><text:span text:style-name="T17">pwmPercent</text:span><text:span text:style-name="T19"> is the level of PWM and should be an integer between 0 and 100. This function returns 1 on success and 0 on failure.</text:span></text:p>
      <text:p text:style-name="P19"/>
      <text:p text:style-name="P9"><text:soft-page-break/>int set_all_abstract_pins_PWM_normalized(float normPwm)</text:p>
      <text:p text:style-name="P5"><text:span text:style-name="T13">Sets all pins to the PWM level passed in </text:span><text:span text:style-name="T14">normPwm</text:span><text:span text:style-name="T13">. You can pass a floating point value from 0.0 to 1.0 in </text:span><text:span text:style-name="T14">normPwm</text:span><text:span text:style-name="T13">, representing values from 0 to 100 percent. </text:span><text:span text:style-name="T19">This function returns 1 on success and 0 on failure.</text:span></text:p>
      <text:p text:style-name="P22"/>
      <text:p text:style-name="P9">int set_abstract_pin_range_PWM(int start, int end, uint8_t pwmPercent)</text:p>
      <text:p text:style-name="P5"><text:span text:style-name="T13">Sets all abstract pins in the range starting at </text:span><text:span text:style-name="T14">start </text:span><text:span text:style-name="T13">and ending at </text:span><text:span text:style-name="T14">end</text:span><text:span text:style-name="T13"> to the PWM level specified in </text:span><text:span text:style-name="T14">pwmPercent</text:span><text:span text:style-name="T13">. </text:span><text:span text:style-name="T17">pwmPercent</text:span><text:span text:style-name="T19"> is the level of PWM and should be an integer between 0 and 100. This function returns 1 on success and 0 on failure.</text:span></text:p>
      <text:p text:style-name="P19"/>
      <text:p text:style-name="P9">int set_abstract_pin_range_PWM_normalized(int start, int end, float normPwm)</text:p>
      <text:p text:style-name="P12"><text:span text:style-name="T6">Sets all abstract pins in the range starting at </text:span><text:span text:style-name="T5">start </text:span><text:span text:style-name="T6">and ending at </text:span><text:span text:style-name="T5">end</text:span><text:span text:style-name="T6"> to the PWM level specified in </text:span><text:span text:style-name="T5">normPwm</text:span><text:span text:style-name="T6">. You can pass a floating point value from 0.0 to 1.0 in </text:span><text:span text:style-name="T5">normPwm</text:span><text:span text:style-name="T6">, representing values from 0 to 100 percent.</text:span><text:span text:style-name="T4"> This function returns 1 on success and 0 on failure.</text:span></text:p>
      <text:p text:style-name="P12"><text:line-break/><text:span text:style-name="T3">Last updated 10/19/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ce style:name="Andale Mono" svg:font-family="'Andale Mono'"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Foltz</meta:initial-creator>
    <meta:creation-date>2012-09-26T12:10:36</meta:creation-date>
    <dc:date>2012-10-19T00:41:27</dc:date>
    <dc:creator>Brandon Foltz</dc:creator>
    <meta:editing-duration>PT30M12S</meta:editing-duration>
    <meta:editing-cycles>14</meta:editing-cycles>
    <meta:generator>LibreOffice/3.5$Linux_X86_64 LibreOffice_project/350m1$Build-2</meta:generator>
    <dc:title>Teensy_sPWM Reference</dc:title>
    <meta:document-statistic meta:table-count="0" meta:image-count="0" meta:object-count="0" meta:page-count="3" meta:paragraph-count="33" meta:word-count="739" meta:character-count="4438" meta:non-whitespace-character-count="3731"/>
  </office:meta>
</office:document-meta>
</file>